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25-02-2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22-02-15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8008" calcext:value-type="float">
            <text:p>24.4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21-01-0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20-02-1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19-02-0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15-12-16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14-12-03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14-01-23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13-01-2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12-01-10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11-01-1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10-01-1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09-01-0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08-01-3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07-01-0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06-02-13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05-02-2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04-02-0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03-02-0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02-02-1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01-02-0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2000-01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9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9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97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96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9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9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9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516" calcext:value-type="float">
            <text:p>29.8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90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3928" calcext:value-type="float">
            <text:p>29.9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7184" calcext:value-type="float">
            <text:p>30.0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4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076" calcext:value-type="float">
            <text:p>28.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3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3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3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4016" calcext:value-type="float">
            <text:p>29.0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2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2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2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1928" calcext:value-type="float">
            <text:p>29.1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2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8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408095485701</text:p>
          </table:table-cell>
          <table:table-cell office:value-type="string" calcext:value-type="string">
            <text:p>LJ-60-58-501</text:p>
          </table:table-cell>
          <table:table-cell office:value-type="string" calcext:value-type="string">
            <text:p>1963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